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officeooo:paragraph-rsid="000c6eff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ans" officeooo:paragraph-rsid="000c6eff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14%" fo:text-indent="0in" style:auto-text-indent="false"/>
      <style:text-properties officeooo:paragraph-rsid="000c6eff"/>
    </style:style>
    <style:style style:name="P4" style:family="paragraph" style:parent-style-name="Preformatted_20_Text">
      <style:paragraph-properties fo:margin-top="0in" fo:margin-bottom="0in" style:contextual-spacing="false" fo:line-height="114%"/>
      <style:text-properties officeooo:paragraph-rsid="000c6eff"/>
    </style:style>
    <style:style style:name="P5" style:family="paragraph" style:parent-style-name="Standard">
      <style:paragraph-properties fo:margin-left="0in" fo:margin-right="0in" fo:margin-top="0in" fo:margin-bottom="0.0972in" style:contextual-spacing="false" fo:line-height="114%" fo:text-indent="0in" style:auto-text-indent="false"/>
      <style:text-properties officeooo:paragraph-rsid="000c6eff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officeooo:paragraph-rsid="000da684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break-before="page"/>
      <style:text-properties officeooo:paragraph-rsid="000c6eff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4%" fo:text-indent="0in" style:auto-text-indent="false"/>
      <style:text-properties officeooo:paragraph-rsid="000c6eff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officeooo:paragraph-rsid="001e096c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style:writing-mode="lr-tb"/>
      <style:text-properties officeooo:paragraph-rsid="001e096c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ans" fo:font-size="11pt" officeooo:paragraph-rsid="001e096c" style:font-size-asian="11pt" style:font-size-complex="11pt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fo:font-size="11pt" officeooo:paragraph-rsid="001e096c" style:font-size-asian="11pt" style:font-size-complex="11pt"/>
    </style:style>
    <style:style style:name="P13" style:family="paragraph" style:parent-style-name="Standard">
      <style:paragraph-properties fo:margin-top="0in" fo:margin-bottom="0in" style:contextual-spacing="false" fo:line-height="114%"/>
      <style:text-properties officeooo:paragraph-rsid="000c6eff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6c6b5"/>
    </style:style>
    <style:style style:name="T3" style:family="text">
      <style:text-properties style:font-name="Liberation Sans" officeooo:rsid="001bb97b"/>
    </style:style>
    <style:style style:name="T4" style:family="text">
      <style:text-properties style:font-name="Liberation Sans" officeooo:rsid="000da684"/>
    </style:style>
    <style:style style:name="T5" style:family="text"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font-name="Liberation Sans" fo:font-size="11pt" fo:font-style="italic" fo:font-weight="normal" officeooo:rsid="001e64f3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Liberation Sans" officeooo:rsid="001e64f3"/>
    </style:style>
    <style:style style:name="T9" style:family="text">
      <style:text-properties style:font-name="Liberation Sans" officeooo:rsid="001d13db"/>
    </style:style>
    <style:style style:name="T10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Wichtiger Hinweis:</text:span></text:span><text:span text:style-name="T1"> Das Kompilieren auf einem Raspberry Pi Zero W kann sehr lange dauern (mehrere Stunden oder sogar über Nacht). Stellen Sie sicher, dass Ihr Pi ausreichend mit Strom versorgt ist und Sie genügend Zeit haben.</text:span></text:p>
      <text:p text:style-name="P1"><text:span text:style-name="Strong_20_Emphasis"><text:span text:style-name="T1">Schritt 1: Vorbereitungen und Abhängigkeiten installieren</text:span></text:span></text:p>
      <text:p text:style-name="P2">Öffnen Sie ein Terminal auf Ihrem Raspberry Pi Zero W und führen Sie folgende Befehle aus:</text:p>
      <text:p text:style-name="P2">Bash</text:p>
      <text:p text:style-name="P3"><text:span text:style-name="Source_20_Text"><text:span text:style-name="T1">sudo apt update</text:span></text:span></text:p>
      <text:p text:style-name="P4"><text:span text:style-name="Source_20_Text"><text:span text:style-name="T1">sudo apt upgrade</text:span></text:span></text:p>
      <text:p text:style-name="P2">Installieren Sie die notwendigen Werkzeuge und Bibliotheken für den Build-Prozess:</text:p>
      <text:p text:style-name="P2">Bash</text:p>
      <text:p text:style-name="P3"><text:span text:style-name="Source_20_Text"><text:span text:style-name="T1">sudo apt install build-essential cmake git pkg-config -</text:span></text:span><text:span text:style-name="Source_20_Text"><text:span text:style-name="T2">y</text:span></text:span></text:p>
      <text:p text:style-name="P4"><text:span text:style-name="Source_20_Text"><text:span text:style-name="T1">sudo apt install libjpeg-dev </text:span></text:span><text:span text:style-name="Source_20_Text"><text:span text:style-name="T3">l</text:span></text:span><text:span text:style-name="Source_20_Text"><text:span text:style-name="T1">ibpng-dev -</text:span></text:span><text:span text:style-name="Source_20_Text"><text:span text:style-name="T2">y</text:span></text:span></text:p>
      <text:p text:style-name="P4"><text:span text:style-name="Source_20_Text"><text:span text:style-name="T1">sudo apt install python3-dev python3-numpy -</text:span></text:span><text:span text:style-name="Source_20_Text"><text:span text:style-name="T2">y</text:span></text:span></text:p>
      <text:p text:style-name="P1"><text:span text:style-name="Strong_20_Emphasis"><text:span text:style-name="T1">Schritt 2: Swap-Speicher erhöhen (empfohlen)</text:span></text:span></text:p>
      <text:p text:style-name="P2">Da der Raspberry Pi Zero W nur 512 MB RAM hat, kann es beim Kompilieren zu Speicherproblemen kommen. Es ist ratsam, den Swap-Speicher zu erhöhen.</text:p>
      <text:p text:style-name="P5"><text:span text:style-name="Source_20_Text"><text:span text:style-name="T1">Bash</text:span></text:span></text:p>
      <text:p text:style-name="P5"><text:span text:style-name="Source_20_Text"><text:span text:style-name="T1">sudo dietpi-config</text:span></text:span></text:p>
      <text:p text:style-name="P6"><text:span text:style-name="Source_20_Text"><text:span text:style-name="T4">Navigieren Sie zu “4 </text:span></text:span><text:span text:style-name="T1"><text:s/>Advanced Options" und ändern Sie </text:span><text:span text:style-name="T4">den Wert von “Swap file” auf 4096.</text:span></text:p>
      <text:p text:style-name="P7"><text:span text:style-name="Strong_20_Emphasis"><text:span text:style-name="T1">Schritt 3: OpenCV Quellcode herunterladen</text:span></text:span></text:p>
      <text:p text:style-name="P2">Wechseln Sie in Ihr Home-Verzeichnis und laden Sie den Quellcode von OpenCV herunter</text:p>
      <text:p text:style-name="P2">Bash</text:p>
      <text:p text:style-name="P3"><text:span text:style-name="Source_20_Text"><text:span text:style-name="T1">cd ~</text:span></text:span></text:p>
      <text:p text:style-name="P8"><text:span text:style-name="Source_20_Text"><text:span text:style-name="T1">git clone --depth=1 https://github.com/opencv/opencv.git</text:span></text:span></text:p>
      <text:p text:style-name="Standard">cd opencv</text:p>
      <text:p text:style-name="Standard">mkdir build</text:p>
      <text:p text:style-name="Standard">cd build</text:p>
      <text:p text:style-name="P3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T1">Führen Sie </text:span><text:span text:style-name="Source_20_Text"><text:span text:style-name="T1">cmake</text:span></text:span><text:span text:style-name="T1"> aus, um den Build zu konfigurieren. Hier legen wir fest, welche Module gebaut werden sollen. Da Sie Bild zuschneiden, Graustufen und Binarisierung benötigen, stellen wir sicher, dass die Module </text:span><text:span text:style-name="Source_20_Text"><text:span text:style-name="T1">core</text:span></text:span><text:span text:style-name="T1"> und </text:span><text:span text:style-name="Source_20_Text"><text:span text:style-name="T1">imgproc</text:span></text:span><text:span text:style-name="T1"> aktiviert sind. Wir deaktivieren unnötige Module und Optionen, um die Größe zu reduzieren und die Kompilierzeit zu verkürzen.</text:span></text:p>
      <text:p text:style-name="P2">Bash</text:p>
      <text:p text:style-name="P9"><text:span text:style-name="Strong_20_Emphasis"><text:span text:style-name="T5">cmake </text:span></text:span><text:span text:style-name="Strong_20_Emphasis"><text:span text:style-name="T6">-D BUILD_TESTS=OFF \</text:span></text:span></text:p>
      <text:p text:style-name="P9"><text:span text:style-name="Strong_20_Emphasis"><text:span text:style-name="T6">-D CMAKE_BUILD_TYPE=RELEASE \</text:span></text:span></text:p>
      <text:p text:style-name="P9"><text:span text:style-name="Strong_20_Emphasis"><text:span text:style-name="T6">-D CMAKE_INSTALL_PREFIX=/USR/LOCAL \</text:span></text:span></text:p>
      <text:p text:style-name="P9"><text:span text:style-name="Strong_20_Emphasis"><text:span text:style-name="T6">-D BUILD_EXAMPLES=OFF \</text:span></text:span></text:p>
      <text:p text:style-name="P9"><text:span text:style-name="Strong_20_Emphasis"><text:span text:style-name="T6">-D BUILD_OPENCV_APPS=OFF \</text:span></text:span></text:p>
      <text:p text:style-name="P9"><text:span text:style-name="Strong_20_Emphasis"><text:span text:style-name="T6">-D BUILD_OPENCV_ARUCO=OFF \</text:span></text:span></text:p>
      <text:p text:style-name="P9"><text:span text:style-name="Strong_20_Emphasis"><text:span text:style-name="T6">-D BUILD_OPENCV_BGSEGM=OFF \</text:span></text:span></text:p>
      <text:p text:style-name="P9"><text:span text:style-name="Strong_20_Emphasis"><text:span text:style-name="T6">-D BUILD_OPENCV_BIOINSPIRED=OFF \</text:span></text:span></text:p>
      <text:p text:style-name="P9"><text:span text:style-name="Strong_20_Emphasis"><text:span text:style-name="T6">-D BUILD_OPENCV_CALIB3D=OFF \</text:span></text:span></text:p>
      <text:p text:style-name="P9"><text:span text:style-name="Strong_20_Emphasis"><text:span text:style-name="T6">-D BUILD_OPENCV_CCALIB=OFF \</text:span></text:span></text:p>
      <text:p text:style-name="P9"><text:span text:style-name="Strong_20_Emphasis"><text:span text:style-name="T6">-D BUILD_OPENCV_CORE=ON \</text:span></text:span></text:p>
      <text:p text:style-name="P9"><text:span text:style-name="Strong_20_Emphasis"><text:span text:style-name="T6">-D BUILD_OPENCV_DATASETS=OFF \</text:span></text:span></text:p>
      <text:p text:style-name="P9"><text:span text:style-name="Strong_20_Emphasis"><text:span text:style-name="T6">-D BUILD_OPENCV_DNN=OFF \</text:span></text:span></text:p>
      <text:p text:style-name="P9"><text:span text:style-name="Strong_20_Emphasis"><text:span text:style-name="T6">-D BUILD_OPENCV_DPM=OFF \</text:span></text:span></text:p>
      <text:p text:style-name="P9"><text:span text:style-name="Strong_20_Emphasis"><text:span text:style-name="T6">-D BUILD_OPENCV_FACE=OFF \</text:span></text:span></text:p>
      <text:p text:style-name="P9"><text:span text:style-name="Strong_20_Emphasis"><text:span text:style-name="T6">-D BUILD_OPENCV_FEATURES2D=OFF \</text:span></text:span></text:p>
      <text:p text:style-name="P9"><text:span text:style-name="Strong_20_Emphasis"><text:span text:style-name="T6">-D BUILD_OPENCV_FLANN=OFF \</text:span></text:span></text:p>
      <text:p text:style-name="P10"><text:span text:style-name="Strong_20_Emphasis"><text:span text:style-name="T6">-D BUILD_OPENCV_GAPI=OFF </text:span></text:span><text:span text:style-name="Strong_20_Emphasis"><text:span text:style-name="T7">\</text:span></text:span></text:p>
      <text:p text:style-name="P9"><text:span text:style-name="Strong_20_Emphasis"><text:span text:style-name="T6">-D BUILD_OPENCV_HIGHGUI=OFF \</text:span></text:span></text:p>
      <text:p text:style-name="P9"><text:span text:style-name="Strong_20_Emphasis"><text:span text:style-name="T6">-D BUILD_OPENCV_IMGCODECS=ON \</text:span></text:span></text:p>
      <text:p text:style-name="P9"><text:span text:style-name="Strong_20_Emphasis"><text:span text:style-name="T6">-D BUILD_OPENCV_IMGPROC=ON \</text:span></text:span></text:p>
      <text:p text:style-name="P9"><text:soft-page-break/><text:span text:style-name="Strong_20_Emphasis"><text:span text:style-name="T6">-D BUILD_OPENCV_JAVA=OFF \</text:span></text:span></text:p>
      <text:p text:style-name="P9"><text:span text:style-name="Strong_20_Emphasis"><text:span text:style-name="T6">-D BUILD_OPENCV_JS=OFF \</text:span></text:span></text:p>
      <text:p text:style-name="P9"><text:span text:style-name="Strong_20_Emphasis"><text:span text:style-name="T6">-D BUILD_OPENCV_LEGACY=OFF \</text:span></text:span></text:p>
      <text:p text:style-name="P9"><text:span text:style-name="Strong_20_Emphasis"><text:span text:style-name="T6">-D BUILD_OPENCV_ML=OFF \</text:span></text:span></text:p>
      <text:p text:style-name="P9"><text:span text:style-name="Strong_20_Emphasis"><text:span text:style-name="T6">-D BUILD_OPENCV_OBJDETECT=OFF \</text:span></text:span></text:p>
      <text:p text:style-name="P9"><text:span text:style-name="Strong_20_Emphasis"><text:span text:style-name="T6">-D BUILD_OPENCV_PHOTO=OFF \</text:span></text:span></text:p>
      <text:p text:style-name="P9"><text:span text:style-name="Strong_20_Emphasis"><text:span text:style-name="T6">-D BUILD_OPENCV_PYTHON2=OFF \</text:span></text:span></text:p>
      <text:p text:style-name="P9"><text:span text:style-name="Strong_20_Emphasis"><text:span text:style-name="T6">-D BUILD_OPENCV_PYTHON3=ON \</text:span></text:span></text:p>
      <text:p text:style-name="P9"><text:span text:style-name="Strong_20_Emphasis"><text:span text:style-name="T6">-D BUILD_OPENCV_QUALITY=OFF \</text:span></text:span></text:p>
      <text:p text:style-name="P9"><text:span text:style-name="Strong_20_Emphasis"><text:span text:style-name="T6">-D BUILD_OPENCV_REG=OFF \</text:span></text:span></text:p>
      <text:p text:style-name="P9"><text:span text:style-name="Strong_20_Emphasis"><text:span text:style-name="T6">-D BUILD_OPENCV_RGBD=OFF \</text:span></text:span></text:p>
      <text:p text:style-name="P9"><text:span text:style-name="Strong_20_Emphasis"><text:span text:style-name="T6">-D BUILD_OPENCV_SALIENCY=OFF \</text:span></text:span></text:p>
      <text:p text:style-name="P9"><text:span text:style-name="Strong_20_Emphasis"><text:span text:style-name="T6">-D BUILD_OPENCV_SHAPE=OFF \</text:span></text:span></text:p>
      <text:p text:style-name="P9"><text:span text:style-name="Strong_20_Emphasis"><text:span text:style-name="T6">-D BUILD_OPENCV_STITCHING=OFF \</text:span></text:span></text:p>
      <text:p text:style-name="P9"><text:span text:style-name="Strong_20_Emphasis"><text:span text:style-name="T6">-D BUILD_OPENCV_STRUCTURED_LIGHT=OFF \</text:span></text:span></text:p>
      <text:p text:style-name="P9"><text:span text:style-name="Strong_20_Emphasis"><text:span text:style-name="T6">-D BUILD_OPENCV_SUPERRES=OFF \</text:span></text:span></text:p>
      <text:p text:style-name="P9"><text:span text:style-name="Strong_20_Emphasis"><text:span text:style-name="T6">-D BUILD_OPENCV_SURFACE_MATCHING=OFF \</text:span></text:span></text:p>
      <text:p text:style-name="P9"><text:span text:style-name="Strong_20_Emphasis"><text:span text:style-name="T6">-D BUILD_OPENCV_TEXT=OFF \</text:span></text:span></text:p>
      <text:p text:style-name="P9"><text:span text:style-name="Strong_20_Emphasis"><text:span text:style-name="T6">-D BUILD_OPENCV_TRACKING=OFF \</text:span></text:span></text:p>
      <text:p text:style-name="P9"><text:span text:style-name="Strong_20_Emphasis"><text:span text:style-name="T6">-D BUILD_OPENCV_VIDEO=OFF \</text:span></text:span></text:p>
      <text:p text:style-name="P9"><text:span text:style-name="Strong_20_Emphasis"><text:span text:style-name="T6">-D BUILD_OPENCV_VIDEOIO=OFF \</text:span></text:span></text:p>
      <text:p text:style-name="P9"><text:span text:style-name="Strong_20_Emphasis"><text:span text:style-name="T6">-D BUILD_OPENCV_VIDEOSTAB=OFF \</text:span></text:span></text:p>
      <text:p text:style-name="P9"><text:span text:style-name="Strong_20_Emphasis"><text:span text:style-name="T6">-D BUILD_OPENCV_WORLD=OFF \</text:span></text:span></text:p>
      <text:p text:style-name="P9"><text:span text:style-name="Strong_20_Emphasis"><text:span text:style-name="T6">-D BUILD_OPENCV_XFEATURES2D=OFF \</text:span></text:span></text:p>
      <text:p text:style-name="P9"><text:span text:style-name="Strong_20_Emphasis"><text:span text:style-name="T6">-D BUILD_OPENCV_XIMGPROC=OFF \</text:span></text:span></text:p>
      <text:p text:style-name="P9"><text:span text:style-name="Strong_20_Emphasis"><text:span text:style-name="T6">-D BUILD_OPENCV_XOBJDETECT=OFF \</text:span></text:span></text:p>
      <text:p text:style-name="P9"><text:span text:style-name="Strong_20_Emphasis"><text:span text:style-name="T6">-D BUILD_OPENCV_XPHOTO=OFF \</text:span></text:span></text:p>
      <text:p text:style-name="P9"><text:span text:style-name="Strong_20_Emphasis"><text:span text:style-name="T6">-D BUILD_PERF_TESTS=OFF \</text:span></text:span></text:p>
      <text:p text:style-name="P9"><text:span text:style-name="Strong_20_Emphasis"><text:span text:style-name="T6">-D WITH_CUDA=OFF \</text:span></text:span></text:p>
      <text:p text:style-name="P9"><text:span text:style-name="Strong_20_Emphasis"><text:span text:style-name="T6">-D WITH_FFMPEG=OFF \</text:span></text:span></text:p>
      <text:p text:style-name="P9"><text:span text:style-name="Strong_20_Emphasis"><text:span text:style-name="T6">-D WITH_GSTREAMER=OFF \</text:span></text:span></text:p>
      <text:p text:style-name="P9"><text:span text:style-name="Strong_20_Emphasis"><text:span text:style-name="T6">-D WITH_IMGCODEC_HDR=OFF \</text:span></text:span></text:p>
      <text:p text:style-name="P9"><text:span text:style-name="Strong_20_Emphasis"><text:span text:style-name="T6">-D WITH_IMGCODEC_PFM=OFF \</text:span></text:span></text:p>
      <text:p text:style-name="P9"><text:span text:style-name="Strong_20_Emphasis"><text:span text:style-name="T6">-D WITH_IMGCODEC_PXM=OFF \</text:span></text:span></text:p>
      <text:p text:style-name="P9"><text:soft-page-break/><text:span text:style-name="Strong_20_Emphasis"><text:span text:style-name="T6">-D WITH_IMGCODEC_SUNRASTER=OFF \</text:span></text:span></text:p>
      <text:p text:style-name="P9"><text:span text:style-name="Strong_20_Emphasis"><text:span text:style-name="T6">-D WITH_OPENGL=OFF \</text:span></text:span></text:p>
      <text:p text:style-name="P9"><text:span text:style-name="Strong_20_Emphasis"><text:span text:style-name="T6">-D WITH_QT=OFF \</text:span></text:span></text:p>
      <text:p text:style-name="P9"><text:span text:style-name="Strong_20_Emphasis"><text:span text:style-name="T6">-D WITH_V4L=OFF \</text:span></text:span></text:p>
      <text:p text:style-name="P11">-D BUILD_EXAMPLES=OFF \</text:p>
      <text:p text:style-name="P11">-D BUILD_IPP_IW=OFF \</text:p>
      <text:p text:style-name="P11">-D BUILD_ITT=OFF \</text:p>
      <text:p text:style-name="P11">-D BUILD_JASPER=OFF \</text:p>
      <text:p text:style-name="P11">-D BUILD_OPENCV_CALIB3D=OFF \</text:p>
      <text:p text:style-name="P11">-D BUILD_OPENCV_DNN=OFF \</text:p>
      <text:p text:style-name="P11">-D BUILD_OPENCV_GAPI=OFF \</text:p>
      <text:p text:style-name="P11">-D BUILD_OPENCV_JAVA=OFF \</text:p>
      <text:p text:style-name="P11">-D BUILD_OPENCV_JS=OFF \</text:p>
      <text:p text:style-name="P11">-D BUILD_OPENCV_ML=OFF \</text:p>
      <text:p text:style-name="P11">-D BUILD_OPENCV_OBJC=OFF \</text:p>
      <text:p text:style-name="P11">-D BUILD_OPENCV_OBJDETECT=OFF \</text:p>
      <text:p text:style-name="P11">-D BUILD_OPENCV_STITCHING=OFF \</text:p>
      <text:p text:style-name="P11">-D BUILD_OPENCV_TS=OFF \</text:p>
      <text:p text:style-name="P11">-D BUILD_OPENCV_WORLD=OFF \</text:p>
      <text:p text:style-name="P11">-D BUILD_OPENEXR=OFF \</text:p>
      <text:p text:style-name="P11">-D BUILD_OPENJPEG=OFF \</text:p>
      <text:p text:style-name="P11">-D BUILD_OPENMP=OFF \</text:p>
      <text:p text:style-name="P11">-D BUILD_TBB=OFF \</text:p>
      <text:p text:style-name="P11">-D BUILD_TIFF=OFF \</text:p>
      <text:p text:style-name="P11">-D BUILD_WEBP=OFF \</text:p>
      <text:p text:style-name="P11">-D BUILD_ZLIB=ON \</text:p>
      <text:p text:style-name="P11">-D ENABLE_NEON=OFF \</text:p>
      <text:p text:style-name="P11">-D ENABLE_VFPV3=OFF \</text:p>
      <text:p text:style-name="P11">-D INSTALL_C_EXAMPLES=OFF \</text:p>
      <text:p text:style-name="P12"><text:span text:style-name="T1">-D INSTALL_PYTHON_EXAMPLES=OFF </text:span><text:span text:style-name="T8">\</text:span></text:p>
      <text:p text:style-name="P11">-D OPENCV_ENABLE_NONFREE=OFF \</text:p>
      <text:p text:style-name="P11">-D OPENCV_GENERATE_PKGCONFIG=ON \</text:p>
      <text:p text:style-name="P11">-D PYTHON3_PACKAGES_PATH=/USR/LIB/PYTHON3/DIST-PACKAGES \</text:p>
      <text:p text:style-name="P11">-D WITH_AVFOUNDATION=OFF \</text:p>
      <text:p text:style-name="P12"><text:soft-page-break/><text:span text:style-name="T1">-D WITH_CAP_IOS=OFF \</text:span></text:p>
      <text:p text:style-name="P11">-D WITH_CAROTENE=OFF \</text:p>
      <text:p text:style-name="P11">-D WITH_CPUFEATURES=OFF \</text:p>
      <text:p text:style-name="P11">-D WITH_EIGEN=OFF \</text:p>
      <text:p text:style-name="P11">-D WITH_EIGEN=OFF \</text:p>
      <text:p text:style-name="P11">-D WITH_GDCM=OFF \</text:p>
      <text:p text:style-name="P12"><text:span text:style-name="T1">-D WITH_GSTREAMER=</text:span><text:span text:style-name="T9">OFF</text:span><text:span text:style-name="T1"> \</text:span></text:p>
      <text:p text:style-name="P12"><text:span text:style-name="T1">-D WITH_GTK=</text:span><text:span text:style-name="T9">OFF</text:span><text:span text:style-name="T1"> \</text:span></text:p>
      <text:p text:style-name="P11">-D WITH_HALIDE=OFF \</text:p>
      <text:p text:style-name="P11">-D WITH_HPX=OFF \</text:p>
      <text:p text:style-name="P11">-D WITH_INF_ENGINE=OFF \</text:p>
      <text:p text:style-name="P11">-D WITH_IPP=OFF \</text:p>
      <text:p text:style-name="P11">-D WITH_JASPER=OFF \</text:p>
      <text:p text:style-name="P12"><text:span text:style-name="T1">-D WITH_LIBV4L=O</text:span><text:span text:style-name="T9">FF</text:span><text:span text:style-name="T1"> \</text:span></text:p>
      <text:p text:style-name="P11">-D WITH_NGRAPH=OFF \</text:p>
      <text:p text:style-name="P11">-D WITH_OPENCL=OFF \</text:p>
      <text:p text:style-name="P11">-D WITH_OPENEXR=OFF \</text:p>
      <text:p text:style-name="P11">-D WITH_OPENJPEG=OFF \</text:p>
      <text:p text:style-name="P11">-D WITH_OPENMP=OFF \</text:p>
      <text:p text:style-name="P11">-D WITH_OPENVX=OFF \</text:p>
      <text:p text:style-name="P11">-D WITH_TBB=OFF \</text:p>
      <text:p text:style-name="P11">-D WITH_TIFF=OFF \</text:p>
      <text:p text:style-name="P11">-D WITH_VTK=OFF \</text:p>
      <text:p text:style-name="P11">-D WITH_VULKAN=OFF \<text:span text:style-name="T10"/></text:p>
      <text:p text:style-name="P9"><text:span text:style-name="Strong_20_Emphasis"><text:span text:style-name="T6">-D WITH_WEBP=OFF ..</text:span></text:span></text:p>
      <text:p text:style-name="P7"><text:span text:style-name="Strong_20_Emphasis"><text:span text:style-name="T1">Schritt </text:span></text:span><text:span text:style-name="Strong_20_Emphasis"><text:span text:style-name="T3">4</text:span></text:span><text:span text:style-name="Strong_20_Emphasis"><text:span text:style-name="T1">: OpenCV kompilieren</text:span></text:span></text:p>
      <text:p text:style-name="P2">Starten Sie den Kompilierungsprozess:</text:p>
      <text:p text:style-name="P2"/>
      <text:p text:style-name="P3"><text:span text:style-name="Source_20_Text"><text:span text:style-name="T1">$ make -j$(nproc)</text:span></text:span></text:p>
      <text:p text:style-name="P3"><text:span text:style-name="Source_20_Text"><text:span text:style-name="T1"/></text:span></text:p>
      <text:p text:style-name="P1"><text:span text:style-name="T1"/></text:p>
      <text:p text:style-name="P1"><text:span text:style-name="Strong_20_Emphasis"><text:span text:style-name="T1">Schritt </text:span></text:span><text:span text:style-name="Strong_20_Emphasis"><text:span text:style-name="T3">5</text:span></text:span><text:span text:style-name="Strong_20_Emphasis"><text:span text:style-name="T1">: OpenCV installieren</text:span></text:span></text:p>
      <text:p text:style-name="P2">Nachdem die Kompilierung abgeschlossen ist, installieren Sie OpenCV:</text:p>
      <text:p text:style-name="P2">To finish, copy the generated packages to the appropriate directories and update your system database with the following commands.</text:p>
      <text:p text:style-name="P3"><text:span text:style-name="Source_20_Text"><text:span text:style-name="T1">sudo make install</text:span></text:span></text:p>
      <text:p text:style-name="P4"><text:span text:style-name="Source_20_Text"><text:span text:style-name="T1">sudo ldconfig</text:span></text:span></text:p>
      <text:p text:style-name="P4"><text:span text:style-name="Source_20_Text"><text:span text:style-name="T1">apt-get update</text:span></text:span></text:p>
      <text:p text:style-name="P4"/>
      <text:p text:style-name="P4">The last action is removing the OpenCV folder.</text:p>
      <text:p text:style-name="P13"><text:span text:style-name="Source_20_Text"><text:span text:style-name="T1">$ cd ~</text:span></text:span></text:p>
      <text:p text:style-name="Standard">$ sudo rm -rf opencv</text:p>
      <text:p text:style-name="P4"><text:span text:style-name="Source_20_Text"><text:span text:style-name="T1"/></text:span></text:p>
      <text:p text:style-name="P1"><text:span text:style-name="Strong_20_Emphasis"><text:span text:style-name="T1">Schritt </text:span></text:span><text:span text:style-name="Strong_20_Emphasis"><text:span text:style-name="T3">6</text:span></text:span><text:span text:style-name="Strong_20_Emphasis"><text:span text:style-name="T1">: Swap-Speicher zurücksetzen (optional)</text:span></text:span></text:p>
      <text:p text:style-name="P1"><text:span text:style-name="T1">Wenn Sie den Swap-Speicher erhöht haben, können Sie ihn nun wieder auf den ursprünglichen Wert zurücksetzen, um Speicherplatz auf der SD-Karte zu sparen (obwohl dies für die normale Nutzung nicht unbedingt erforderlich ist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0:12:03.914094944</meta:creation-date>
    <dc:date>2025-05-20T09:01:51.515296225</dc:date>
    <meta:editing-duration>PT1H56M53S</meta:editing-duration>
    <meta:editing-cycles>13</meta:editing-cycles>
    <meta:generator>LibreOffice/24.8.7.2$Linux_X86_64 LibreOffice_project/f4f281f562fb585d46b0af5755dfe1eb6adc047f</meta:generator>
    <meta:document-statistic meta:table-count="0" meta:image-count="0" meta:object-count="0" meta:page-count="6" meta:paragraph-count="154" meta:word-count="677" meta:character-count="5087" meta:non-whitespace-character-count="4564"/>
  </office:meta>
</office:document-meta>
</file>